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style>
    <style:style style:name="T2" style:parent-style-name="DefaultParagraphFont" style:family="text">
      <style:text-properties fo:font-weight="bold" style:font-weight-asian="bold" style:font-weight-complex="bold"/>
    </style:style>
  </office:automatic-styles>
  <office:body>
    <office:text text:use-soft-page-breaks="true">
      <text:h text:style-name="P1" text:outline-level="2">Removing duplicate code</text:h>
      <text:p text:style-name="Normal">In Rust, there is a tool called a “generic” which is an abstract stand-in for concrete types or other properties.<text:s/>You can express the behaviour of generics and how they relate to other generics without knowing what they’ll be. This can already be seen in standard library features used previous, such as Option, Result, Vec, and HashMap.</text:p>
      <text:p text:style-name="Normal">You can define a function that finds the biggest i32 in a vector and returns a reference to that integer, but this function will not work if you pass in a vector containing a float of any size, or an unsigned integer of any size, or even a signed integer of a different size.<text:s/>Instead,<text:s/>you will get a compiler error because the<text:s/>types are different, even if you all you need to do to the data is perform a greater than operation, which you can do on any numeric type.<text:s/></text:p>
      <text:p text:style-name="Normal">In Haskell this situation is solved<text:s/>when defining the function by specifying what trait that data type needs, like Ord or Eq, declaring the generic data type name, which is usually one letter, and then a<text:s/>the “=&gt;” operator. In Rust, you need to combine generics and traits to achieve the same effect.</text:p>
      <text:h text:style-name="Heading2" text:outline-level="2">Generics</text:h>
      <text:p text:style-name="Normal">In Rust, generic data types for a function are defined during function definition in angle brackets (&lt;&gt;)<text:s/>and are then applied in the rest of the function definition.<text:s/>However, doing this on its own will lead to a compilation error for the largest function mentioned beforehand, since the ordering behaviour has not been defined for the generic type.<text:s/>The easy way to fix this is to specify in the generic definition by following the type name with “:std::cmp::PartialOrd” which tells the compiler that the data type needs to have the “PartialOrd” trait implemented for the data type.</text:p>
      <text:p text:style-name="Normal">When it comes to struct and enum definitions, the same logic also applied, but often structs will have multiple fields<text:s/>with different data values. If you need more than one generic<text:s/>type for the struct, you just add it next to the other<text:s/>generic type and separate the 2 with a comma.<text:s/>The difference is that when defining an enum variant for a variable, you need to declare the other variable types of the enum even though you probably won’t use all the types for one variant. You can use underscores as placeholders, but if you do so then you<text:s/>also<text:s/><text:s/>need to explicitly declare the type of the variable as you can’t rely on type inference<text:s/><text:span text:style-name="T2">(POSSIBLY, NEED TO BUG TEST TH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DengXian Light" style:font-name-complex="Times New Roman" style:font-size-complex="13pt" style:text-underline-type="single" style:text-underline-style="solid" style:text-underline-width="auto" style:text-underline-mode="continuous" fo:hyphenate="false"/>
    </style:style>
    <style:style style:name="Normal" style:display-name="Normal" style:family="paragraph">
      <style:text-properties style:font-name="Courier New" fo:font-size="12pt" style:font-size-asian="12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ourier New" style:font-name-asian="DengXian Light" style:font-name-complex="Times New Roman" fo:font-size="12pt" style:font-size-asian="12pt" style:font-size-complex="13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hn Hills</meta:initial-creator>
    <dc:creator>John Hills 2020 (N0923065)</dc:creator>
    <meta:creation-date>2023-11-11T11:08:00Z</meta:creation-date>
    <dc:date>2023-11-11T13:01:00Z</dc:date>
    <meta:template xlink:href="Normal.dotm" xlink:type="simple"/>
    <meta:editing-cycles>4</meta:editing-cycles>
    <meta:editing-duration>PT0S</meta:editing-duration>
    <meta:document-statistic meta:page-count="1" meta:paragraph-count="4" meta:word-count="356" meta:character-count="2385" meta:row-count="16" meta:non-whitespace-character-count="2033"/>
  </office:meta>
</office:document-meta>
</file>